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Monaco, 'Andale Mono', 'Ubuntu Mono', monospace"/>
    <style:font-face style:name="Consolas1" svg:font-family="Consolas, Monaco, 'Lucida Console', monospace"/>
    <style:font-face style:name="Helvetica Neue" svg:font-family="'Helvetica Neue', Helvetica, Arial, sans-serif"/>
    <style:font-face style:name="Monaco" svg:font-family="Monaco, Consolas, 'Andale Mono', 'DejaVu Sans Mono', monospace"/>
    <style:font-face style:name="OpenSansRegular" svg:font-family="OpenSansRegular, Arial, Helvetica, sans-serif"/>
    <style:font-face style:name="Roboto Slab" svg:font-family="'Roboto Slab', Arial, sans-serif"/>
    <style:font-face style:name="Source Serif Pro" svg:font-family="'Source Serif Pro', serif"/>
    <style:font-face style:name="Verdana" svg:font-family="Verdana,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margin-top="0cm" fo:margin-bottom="0cm" style:contextual-spacing="false" fo:text-indent="0cm" style:auto-text-indent="false"/>
      <style:text-properties officeooo:paragraph-rsid="000530fa" fo:background-color="#fff2cc"/>
    </style:style>
    <style:style style:name="P2"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3"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f3f3f" loext:opacity="100%" style:font-name="Liberation Serif" fo:font-size="12pt" fo:letter-spacing="normal" fo:font-style="normal" fo:font-weight="normal" style:font-size-asian="12pt" style:font-size-complex="12pt"/>
    </style:style>
    <style:style style:name="P5" style:family="paragraph" style:parent-style-name="Preformatted_20_Text">
      <loext:graphic-properties draw:fill="solid" draw:fill-color="#f5f2f0" draw:opacity="100%"/>
      <style:paragraph-properties fo:margin-left="0cm" fo:margin-right="0cm" fo:margin-top="0cm" fo:margin-bottom="0cm" style:contextual-spacing="false" fo:line-height="150%" fo:text-align="justify" style:justify-single-word="false" fo:orphans="0" fo:widows="2" fo:text-indent="0cm" style:auto-text-indent="false" fo:background-color="#f5f2f0" fo:padding-left="0.049cm" fo:padding-right="0cm" fo:padding-top="0.049cm" fo:padding-bottom="0.049cm" fo:border-left="0.06pt solid #cccccc" fo:border-right="none" fo:border-top="0.06pt solid #cccccc" fo:border-bottom="0.06pt solid #cccccc"/>
    </style:style>
    <style:style style:name="P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0530fa"/>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0595fb"/>
    </style:style>
    <style:style style:name="P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officeooo:paragraph-rsid="000530fa"/>
    </style:style>
    <style:style style:name="P9" style:family="paragraph" style:parent-style-name="Text_20_body">
      <style:paragraph-properties fo:margin-left="0cm" fo:margin-right="0cm" fo:text-align="justify" style:justify-single-word="false" fo:text-indent="0cm" style:auto-text-indent="false"/>
      <style:text-properties officeooo:paragraph-rsid="000530fa"/>
    </style:style>
    <style:style style:name="P10" style:family="paragraph" style:parent-style-name="Text_20_body">
      <style:paragraph-properties fo:margin-left="0cm" fo:margin-right="0cm" fo:margin-top="0cm" fo:margin-bottom="0.397cm" style:contextual-spacing="false" fo:line-height="180%" fo:text-align="justify" style:justify-single-word="false" fo:orphans="2" fo:widows="2" fo:text-indent="0cm" style:auto-text-indent="false"/>
    </style:style>
    <style:style style:name="P11" style:family="paragraph" style:parent-style-name="Text_20_body">
      <style:paragraph-properties fo:margin-left="0cm" fo:margin-right="0cm" fo:margin-top="0cm" fo:margin-bottom="0.397cm" style:contextual-spacing="false" fo:line-height="180%" fo:text-align="justify" style:justify-single-word="false" fo:orphans="2" fo:widows="2" fo:text-indent="0cm" style:auto-text-indent="false"/>
      <style:text-properties officeooo:paragraph-rsid="00075944"/>
    </style:style>
    <style:style style:name="P12" style:family="paragraph" style:parent-style-name="Text_20_body">
      <style:paragraph-properties fo:margin-left="0cm" fo:margin-right="0cm" fo:margin-top="0cm" fo:margin-bottom="0.397cm" style:contextual-spacing="false" fo:line-height="180%" fo:text-align="justify" style:justify-single-word="false" fo:orphans="2" fo:widows="2" fo:text-indent="0cm" style:auto-text-indent="false"/>
      <style:text-properties officeooo:paragraph-rsid="0005a4be"/>
    </style:style>
    <style:style style:name="P13" style:family="paragraph" style:parent-style-name="Text_20_body">
      <style:paragraph-properties fo:margin-left="0cm" fo:margin-right="0cm" fo:margin-top="0cm" fo:margin-bottom="0.397cm" style:contextual-spacing="false" fo:line-height="180%" fo:text-align="justify" style:justify-single-word="false"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cm" fo:margin-bottom="0.529cm" style:contextual-spacing="false" fo:text-align="justify" style:justify-single-word="false" fo:orphans="2" fo:widows="2" fo:text-indent="0cm" style:auto-text-indent="false"/>
    </style:style>
    <style:style style:name="P15" style:family="paragraph" style:parent-style-name="Text_20_body">
      <style:paragraph-properties fo:margin-top="0cm" fo:margin-bottom="0cm" style:contextual-spacing="false" fo:text-align="justify" style:justify-single-word="false"/>
      <style:text-properties officeooo:paragraph-rsid="00086e4c"/>
    </style:style>
    <style:style style:name="P16" style:family="paragraph" style:parent-style-name="Text_20_body">
      <style:paragraph-properties fo:margin-top="0cm" fo:margin-bottom="0cm" style:contextual-spacing="false" fo:text-align="justify" style:justify-single-word="false"/>
      <style:text-properties fo:font-variant="normal" fo:text-transform="none" fo:color="#333333" loext:opacity="100%" style:font-name="Helvetica Neue" fo:font-size="11.25pt" fo:letter-spacing="normal" fo:font-style="normal" fo:font-weight="normal" officeooo:paragraph-rsid="00086e4c"/>
    </style:style>
    <style:style style:name="P17" style:family="paragraph" style:parent-style-name="Text_20_body">
      <style:paragraph-properties fo:margin-top="0cm" fo:margin-bottom="0cm" style:contextual-spacing="false" fo:text-align="justify" style:justify-single-word="false" fo:orphans="0" fo:widows="2"/>
      <style:text-properties fo:font-variant="normal" fo:text-transform="none" fo:color="#ffffff" loext:opacity="100%" style:font-name="Liberation Serif" fo:font-size="12pt" fo:letter-spacing="normal" fo:font-style="normal" fo:font-weight="bold" fo:background-color="#003399" style:font-size-asian="12pt" style:font-size-complex="12pt" loext:padding="0cm" loext:border="none"/>
    </style:style>
    <style:style style:name="P18" style:family="paragraph" style:parent-style-name="Heading_20_2">
      <style:paragraph-properties fo:margin-left="0cm" fo:margin-right="0cm" fo:margin-top="0cm" fo:margin-bottom="0cm" style:contextual-spacing="false" style:line-height-at-least="0.741cm" fo:text-align="justify" style:justify-single-word="false" fo:orphans="2" fo:widows="2" fo:text-indent="-33.36cm" style:auto-text-indent="false"/>
    </style:style>
    <style:style style:name="P19" style:family="paragraph" style:parent-style-name="Heading_20_3">
      <style:text-properties fo:font-size="20pt" style:font-size-asian="20pt" style:font-size-complex="20pt"/>
    </style:style>
    <style:style style:name="P20" style:family="paragraph" style:parent-style-name="Heading_20_2" style:list-style-name="L1">
      <style:paragraph-properties fo:margin-top="0cm" fo:margin-bottom="0cm" style:contextual-spacing="false"/>
      <style:text-properties officeooo:paragraph-rsid="000595fb"/>
    </style:style>
    <style:style style:name="P21" style:family="paragraph" style:parent-style-name="Heading_20_2" style:list-style-name="L1">
      <style:paragraph-properties fo:margin-top="0cm" fo:margin-bottom="0cm" style:contextual-spacing="false"/>
      <style:text-properties officeooo:paragraph-rsid="000530fa" fo:background-color="#b4c7dc"/>
    </style:style>
    <style:style style:name="P22" style:family="paragraph" style:parent-style-name="Heading_20_2" style:list-style-name="L1">
      <style:paragraph-properties fo:margin-top="0cm" fo:margin-bottom="0cm" style:contextual-spacing="false" fo:text-align="justify" style:justify-single-word="false"/>
      <style:text-properties officeooo:paragraph-rsid="00086e4c"/>
    </style:style>
    <style:style style:name="P23" style:family="paragraph" style:parent-style-name="Heading_20_2" style:list-style-name="L1">
      <style:paragraph-properties fo:margin-top="0cm" fo:margin-bottom="0cm" style:contextual-spacing="false" fo:text-align="justify" style:justify-single-word="false"/>
      <style:text-properties officeooo:paragraph-rsid="000fad39"/>
    </style:style>
    <style:style style:name="P24" style:family="paragraph" style:parent-style-name="Heading_20_3">
      <style:paragraph-properties fo:margin-left="0cm" fo:margin-right="0cm" fo:margin-top="0cm" fo:margin-bottom="0.37cm" style:contextual-spacing="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25" style:family="paragraph" style:parent-style-name="Preformatted_20_Text" style:list-style-name="L6">
      <loext:graphic-properties draw:fill="solid" draw:fill-color="#fdfdfd" draw:opacity="100%"/>
      <style:paragraph-properties fo:margin-left="1.058cm" fo:margin-right="0cm" fo:margin-top="0cm" fo:margin-bottom="0cm" style:contextual-spacing="false" style:line-height-at-least="0.529cm" fo:orphans="2" fo:widows="2" fo:text-indent="0cm" style:auto-text-indent="false" fo:background-color="#fdfdfd" fo:padding="0cm" fo:border="none"/>
      <style:text-properties fo:font-variant="normal" fo:text-transform="none" style:use-window-font-color="true" loext:opacity="0%" style:font-name="Liberation Serif" fo:font-size="12pt" fo:letter-spacing="normal" fo:font-style="normal" fo:font-weight="normal" fo:background-color="#fdfdfd" style:font-size-asian="12pt" style:font-size-complex="12pt" loext:padding="0cm" loext:border="none"/>
    </style:style>
    <style:style style:name="P26" style:family="paragraph" style:parent-style-name="Preformatted_20_Text">
      <loext:graphic-properties draw:fill="solid" draw:fill-color="#fdfdfd" draw:opacity="100%"/>
      <style:paragraph-properties fo:margin-left="1.058cm" fo:margin-right="0cm" fo:margin-top="0cm" fo:margin-bottom="0cm" style:contextual-spacing="false" style:line-height-at-least="0.529cm" fo:orphans="2" fo:widows="2" fo:text-indent="0cm" style:auto-text-indent="false" fo:background-color="#fdfdfd" fo:padding="0cm" fo:border="none"/>
      <style:text-properties fo:font-variant="normal" fo:text-transform="none" style:use-window-font-color="true" loext:opacity="0%" style:font-name="Liberation Serif" fo:font-size="12pt" fo:letter-spacing="normal" fo:font-style="normal" fo:font-weight="normal" fo:background-color="#fdfdfd" style:font-size-asian="12pt" style:font-size-complex="12pt" loext:padding="0cm" loext:border="none"/>
    </style:style>
    <style:style style:name="P27" style:family="paragraph" style:parent-style-name="Preformatted_20_Text">
      <style:paragraph-properties fo:margin-top="0cm" fo:margin-bottom="0cm" style:contextual-spacing="false" fo:text-align="justify" style:justify-single-word="false"/>
      <style:text-properties fo:font-variant="normal" fo:text-transform="none" fo:color="#444444" loext:opacity="100%" style:font-name="Consolas1" fo:font-size="9pt" fo:letter-spacing="normal" fo:font-style="normal" fo:font-weight="normal" officeooo:paragraph-rsid="00086e4c"/>
    </style:style>
    <style:style style:name="P28" style:family="paragraph" style:parent-style-name="Preformatted_20_Text" style:list-style-name="L5">
      <loext:graphic-properties draw:fill="solid" draw:fill-color="#fdfdfd" draw:opacity="100%"/>
      <style:paragraph-properties fo:margin-left="0cm" fo:margin-right="0cm" fo:margin-top="0cm" fo:margin-bottom="0cm" style:contextual-spacing="false" style:line-height-at-least="0.529cm" fo:orphans="2" fo:widows="2" fo:text-indent="0cm" style:auto-text-indent="false" fo:background-color="#fdfdfd" fo:padding="0cm" fo:border="none"/>
      <style:text-properties fo:font-variant="normal" fo:text-transform="none" fo:color="#444444" loext:opacity="100%" style:font-name="Consolas1" fo:font-size="9pt" fo:letter-spacing="normal" fo:font-style="normal" fo:font-weight="normal"/>
    </style:style>
    <style:style style:name="P29" style:family="paragraph" style:parent-style-name="Preformatted_20_Text">
      <loext:graphic-properties draw:fill="solid" draw:fill-color="#fdfdfd" draw:opacity="100%"/>
      <style:paragraph-properties fo:margin-left="0cm" fo:margin-right="0cm" fo:margin-top="0cm" fo:margin-bottom="0cm" style:contextual-spacing="false" style:line-height-at-least="0.529cm" fo:orphans="2" fo:widows="2" fo:text-indent="0cm" style:auto-text-indent="false" fo:background-color="#fdfdfd" fo:padding="0cm" fo:border="none"/>
      <style:text-properties fo:font-variant="normal" fo:text-transform="none" style:use-window-font-color="true" loext:opacity="0%" style:font-name="Liberation Serif" fo:font-size="12pt" fo:letter-spacing="normal" fo:font-style="italic" fo:font-weight="normal" officeooo:rsid="0011acc5" officeooo:paragraph-rsid="0011acc5" fo:background-color="#fdfdfd" style:font-size-asian="12pt" style:font-style-asian="italic" style:font-size-complex="12pt" style:font-style-complex="italic" loext:padding="0cm" loext:border="none"/>
    </style:style>
    <style:style style:name="P30" style:family="paragraph" style:parent-style-name="Text_20_body">
      <style:paragraph-properties fo:margin-top="0cm" fo:margin-bottom="0cm" style:contextual-spacing="false"/>
      <style:text-properties fo:font-variant="normal" fo:text-transform="none" fo:color="#003d8d" loext:opacity="100%" style:text-line-through-style="none" style:text-line-through-type="none" style:font-name="OpenSansRegular" fo:font-size="18pt" fo:letter-spacing="normal" fo:font-style="normal" style:text-underline-style="none" fo:font-weight="normal" officeooo:paragraph-rsid="000595fb" style:text-blinking="false" fo:background-color="#b4c7dc" loext:padding="0cm" loext:border="none"/>
    </style:style>
    <style:style style:name="P31" style:family="paragraph" style:parent-style-name="Text_20_body">
      <style:paragraph-properties fo:margin-top="0cm" fo:margin-bottom="0cm" style:contextual-spacing="false" fo:text-align="justify" style:justify-single-word="false"/>
      <style:text-properties fo:font-variant="normal" fo:text-transform="none" fo:color="#333333" loext:opacity="100%" style:font-name="Helvetica Neue" fo:font-size="11.25pt" fo:letter-spacing="normal" fo:font-style="normal" fo:font-weight="normal" officeooo:rsid="000c35b4" officeooo:paragraph-rsid="00086e4c"/>
    </style:style>
    <style:style style:name="P32" style:family="paragraph" style:parent-style-name="Text_20_body">
      <style:paragraph-properties fo:margin-top="0cm" fo:margin-bottom="0cm" style:contextual-spacing="false" fo:text-align="justify" style:justify-single-word="false"/>
      <style:text-properties fo:font-variant="normal" fo:text-transform="none" fo:color="#444444" loext:opacity="100%" style:font-name="Roboto Slab" fo:letter-spacing="normal" fo:font-style="normal" fo:font-weight="normal" officeooo:paragraph-rsid="000fad39"/>
    </style:style>
    <style:style style:name="P33" style:family="paragraph" style:parent-style-name="Text_20_body">
      <style:paragraph-properties fo:margin-top="0cm" fo:margin-bottom="0cm" style:contextual-spacing="false" fo:text-align="justify" style:justify-single-word="false"/>
      <style:text-properties style:use-window-font-color="true" loext:opacity="0%" style:font-name="Liberation Serif" fo:font-size="12pt" officeooo:paragraph-rsid="00086e4c" style:font-size-asian="12pt" style:font-size-complex="12pt"/>
    </style:style>
    <style:style style:name="P34" style:family="paragraph" style:parent-style-name="Text_20_body" style:list-style-name="L2">
      <style:paragraph-properties fo:margin-top="0cm" fo:margin-bottom="0.265cm" style:contextual-spacing="false" fo:text-align="justify" style:justify-single-word="false" fo:orphans="2" fo:widows="2"/>
    </style:style>
    <style:style style:name="P35" style:family="paragraph" style:parent-style-name="Text_20_body" style:list-style-name="L3">
      <style:paragraph-properties fo:margin-top="0cm" fo:margin-bottom="0.265cm" style:contextual-spacing="false" fo:text-align="justify" style:justify-single-word="false" fo:orphans="2" fo:widows="2"/>
    </style:style>
    <style:style style:name="P36" style:family="paragraph" style:parent-style-name="Text_20_body" style:list-style-name="L4">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f3f3f" loext:opacity="100%" style:font-name="Liberation Serif" fo:font-size="12pt" fo:letter-spacing="normal" style:font-size-asian="12pt" style:font-size-complex="12pt"/>
    </style:style>
    <style:style style:name="P3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f3f3f" loext:opacity="100%" style:font-name="Liberation Serif" fo:font-size="12pt" fo:letter-spacing="normal" fo:font-style="normal" fo:font-weight="normal" style:font-size-asian="12pt" style:font-size-complex="12pt"/>
    </style:style>
    <style:style style:name="P38" style:family="paragraph" style:parent-style-name="Text_20_body" style:list-style-name="L4">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f3f3f" loext:opacity="100%" style:font-name="Liberation Serif"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4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Liberation Serif" fo:font-size="12pt" officeooo:paragraph-rsid="000e5fec" style:font-size-asian="12pt" style:font-size-complex="12pt"/>
    </style:style>
    <style:style style:name="T1" style:family="text">
      <style:text-properties fo:font-weight="bold"/>
    </style:style>
    <style:style style:name="T2" style:family="text">
      <style:text-properties officeooo:rsid="000530fa"/>
    </style:style>
    <style:style style:name="T3" style:family="text">
      <style:text-properties fo:background-color="#b4c7dc" loext:char-shading-value="0"/>
    </style:style>
    <style:style style:name="T4" style:family="text">
      <style:text-properties fo:font-style="normal" fo:font-weight="normal"/>
    </style:style>
    <style:style style:name="T5" style:family="text">
      <style:text-properties fo:font-variant="normal" fo:text-transform="none" fo:color="#003d8d"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6" style:family="text">
      <style:text-properties fo:font-variant="normal" fo:text-transform="none" fo:color="#003d8d"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333333" loext:opacity="100%" style:font-name="Liberation Serif" fo:font-size="12pt" fo:letter-spacing="normal" fo:font-style="normal" fo:font-weight="bold" style:font-size-asian="12pt" style:font-size-complex="12pt"/>
    </style:style>
    <style:style style:name="T9" style:family="text">
      <style:text-properties fo:font-variant="normal" fo:text-transform="none" fo:color="#337ab7"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11" style:family="text">
      <style:text-properties fo:font-variant="normal" fo:text-transform="none" fo:color="#000000" loext:opacity="100%" style:font-name="Liberation Serif" fo:font-size="12pt" fo:letter-spacing="normal" fo:font-style="normal" fo:font-weight="normal" officeooo:rsid="000850f0" style:font-size-asian="12pt" style:font-size-complex="12pt" loext:padding="0cm" loext:border="none"/>
    </style:style>
    <style:style style:name="T12" style:family="text">
      <style:text-properties fo:font-variant="normal" fo:text-transform="none" fo:color="#000000" loext:opacity="100%" style:font-name="Verdana" fo:font-size="11.25pt" fo:letter-spacing="normal" fo:font-style="normal" fo:font-weight="normal"/>
    </style:style>
    <style:style style:name="T13" style:family="text">
      <style:text-properties fo:font-variant="normal" fo:text-transform="none" fo:color="#dd4a68" loext:opacity="100%" style:font-name="Liberation Serif" fo:font-size="12pt" fo:letter-spacing="normal" fo:font-style="normal" fo:font-weight="normal" style:font-size-asian="12pt" style:font-size-complex="12pt" loext:padding="0cm" loext:border="none"/>
    </style:style>
    <style:style style:name="T14" style:family="text">
      <style:text-properties fo:font-variant="normal" fo:text-transform="none" fo:color="#999999" loext:opacity="100%" style:font-name="Liberation Serif" fo:font-size="12pt" fo:letter-spacing="normal" fo:font-style="normal" fo:font-weight="normal" style:font-size-asian="12pt" style:font-size-complex="12pt" loext:padding="0cm" loext:border="none"/>
    </style:style>
    <style:style style:name="T15" style:family="text">
      <style:text-properties fo:font-variant="normal" fo:text-transform="none" fo:color="#990055" loext:opacity="100%" style:font-name="Liberation Serif" fo:font-size="12pt" fo:letter-spacing="normal" fo:font-style="normal" fo:font-weight="normal" style:font-size-asian="12pt" style:font-size-complex="12pt" loext:padding="0cm" loext:border="none"/>
    </style:style>
    <style:style style:name="T16" style:family="text">
      <style:text-properties fo:font-variant="normal" fo:text-transform="none" fo:color="#ff4000" loext:opacity="100%" style:font-name="Liberation Serif" fo:font-size="12pt" fo:letter-spacing="normal" fo:font-style="normal" fo:font-weight="normal" style:font-size-asian="12pt" style:font-size-complex="12pt" loext:padding="0cm" loext:border="none"/>
    </style:style>
    <style:style style:name="T17" style:family="text">
      <style:text-properties fo:font-variant="normal" fo:text-transform="none" fo:color="#3f3f3f" loext:opacity="100%" style:font-name="Liberation Serif" fo:font-size="12pt" fo:letter-spacing="normal" fo:font-style="normal" fo:font-weight="normal" style:font-size-asian="12pt" style:font-size-complex="12pt"/>
    </style:style>
    <style:style style:name="T18" style:family="text">
      <style:text-properties fo:font-variant="normal" fo:text-transform="none" fo:color="#3f3f3f" loext:opacity="100%" style:font-name="Liberation Serif" fo:font-size="12pt" fo:letter-spacing="normal" fo:font-style="normal" fo:font-weight="normal" style:font-size-asian="12pt" style:font-size-complex="12pt" loext:padding="0cm" loext:border="none"/>
    </style:style>
    <style:style style:name="T19" style:family="text">
      <style:text-properties fo:font-variant="normal" fo:text-transform="none" fo:color="#3f3f3f" loext:opacity="100%" style:font-name="Liberation Serif" fo:font-size="12pt" fo:letter-spacing="normal" fo:font-style="normal" fo:font-weight="normal" officeooo:rsid="000e5fec" style:font-size-asian="10.5pt" style:font-size-complex="12pt"/>
    </style:style>
    <style:style style:name="T20" style:family="text">
      <style:text-properties fo:font-variant="normal" fo:text-transform="none" fo:color="#3f3f3f" loext:opacity="100%" fo:font-size="12pt" fo:letter-spacing="normal" fo:font-style="normal" fo:font-weight="normal" officeooo:rsid="000e5fec" style:font-size-asian="10.5pt" style:font-size-complex="12pt"/>
    </style:style>
    <style:style style:name="T21" style:family="text">
      <style:text-properties fo:font-variant="normal" fo:text-transform="none" fo:color="#3f3f3f" loext:opacity="100%" fo:letter-spacing="normal" fo:font-style="normal" fo:font-weight="normal" officeooo:rsid="000e5fec"/>
    </style:style>
    <style:style style:name="T22" style:family="text">
      <style:text-properties fo:font-variant="normal" fo:text-transform="none" fo:color="#666666" loext:opacity="100%" style:font-name="Roboto Slab" fo:font-size="13.5pt" fo:letter-spacing="normal" fo:font-style="normal" fo:font-weight="normal"/>
    </style:style>
    <style:style style:name="T23" style:family="text">
      <style:text-properties fo:font-variant="normal" fo:text-transform="none" fo:color="#666666" loext:opacity="100%" fo:letter-spacing="normal"/>
    </style:style>
    <style:style style:name="T24" style:family="text">
      <style:text-properties fo:font-variant="normal" fo:text-transform="none" fo:color="#666666" loext:opacity="100%" fo:letter-spacing="normal" fo:font-style="normal" fo:font-weight="normal"/>
    </style:style>
    <style:style style:name="T25" style:family="text">
      <style:text-properties fo:font-variant="normal" fo:text-transform="none" fo:color="#666666" loext:opacity="100%" fo:font-size="13.5pt" fo:letter-spacing="normal" fo:font-style="normal" fo:font-weight="normal"/>
    </style:style>
    <style:style style:name="T26" style:family="text">
      <style:text-properties fo:font-variant="normal" fo:text-transform="none" fo:color="#666666" loext:opacity="100%" fo:font-size="13.5pt" fo:letter-spacing="normal" fo:font-style="normal" fo:font-weight="bold" loext:padding="0cm" loext:border="none"/>
    </style:style>
    <style:style style:name="T27" style:family="text">
      <style:text-properties fo:font-variant="normal" fo:text-transform="none" fo:color="#666666" loext:opacity="100%" style:font-name="inherit" fo:font-size="13.5pt" fo:letter-spacing="normal" fo:font-style="normal" fo:font-weight="bold" loext:padding="0cm" loext:border="none"/>
    </style:style>
    <style:style style:name="T28" style:family="text">
      <style:text-properties fo:font-variant="normal" fo:text-transform="none" fo:color="#666666" loext:opacity="100%" style:font-name="Liberation Serif" fo:font-size="13.5pt" fo:letter-spacing="normal" fo:font-style="normal" fo:font-weight="normal"/>
    </style:style>
    <style:style style:name="T29" style:family="text">
      <style:text-properties fo:font-variant="normal" fo:text-transform="none" fo:color="#666666" loext:opacity="100%" style:font-name="Liberation Serif" fo:font-size="13.5pt" fo:letter-spacing="normal" fo:font-style="normal" fo:font-weight="bold" loext:padding="0cm" loext:border="none"/>
    </style:style>
    <style:style style:name="T30" style:family="text">
      <style:text-properties fo:font-variant="normal" fo:text-transform="none" fo:color="#666666" loext:opacity="100%" style:font-name="Liberation Serif" fo:letter-spacing="normal" fo:font-style="normal" fo:font-weight="normal"/>
    </style:style>
    <style:style style:name="T31" style:family="text">
      <style:text-properties fo:font-variant="normal" fo:text-transform="none" fo:color="#666666" loext:opacity="100%" style:font-name="Liberation Serif" fo:letter-spacing="normal" fo:font-style="normal" fo:font-weight="bold" loext:padding="0cm" loext:border="none"/>
    </style:style>
    <style:style style:name="T32" style:family="text">
      <style:text-properties fo:font-variant="normal" fo:text-transform="none" fo:color="#666666" loext:opacity="100%" style:font-name="Liberation Serif" fo:font-size="12pt" fo:letter-spacing="normal" fo:font-style="normal" fo:font-weight="normal" style:font-size-asian="12pt" style:font-size-complex="12pt"/>
    </style:style>
    <style:style style:name="T33" style:family="text">
      <style:text-properties fo:font-variant="normal" fo:text-transform="none" fo:color="#666666" loext:opacity="100%" style:font-name="Liberation Serif" fo:font-size="12pt" fo:letter-spacing="normal" fo:font-style="normal" fo:font-weight="bold" style:font-size-asian="12pt" style:font-size-complex="12pt" loext:padding="0cm" loext:border="none"/>
    </style:style>
    <style:style style:name="T34" style:family="text">
      <style:text-properties fo:font-variant="normal" fo:text-transform="none" style:font-name="Liberation Serif" fo:font-size="12pt" fo:letter-spacing="normal" fo:font-style="normal" fo:font-weight="normal" style:font-size-asian="12pt" style:font-size-complex="12pt"/>
    </style:style>
    <style:style style:name="T35"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36"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37" style:family="text">
      <style:text-properties fo:font-variant="normal" fo:text-transform="none" style:use-window-font-color="true" loext:opacity="0%" style:font-name="Liberation Serif" fo:font-size="12pt" fo:letter-spacing="normal" fo:font-style="normal" fo:font-weight="bold" style:font-size-asian="12pt" style:font-size-complex="12pt" loext:padding="0cm" loext:border="none"/>
    </style:style>
    <style:style style:name="T38" style:family="text">
      <style:text-properties style:font-name="Liberation Serif" fo:font-size="18pt" fo:font-weight="bold" officeooo:rsid="0005a4be" fo:background-color="#b4c7dc" loext:char-shading-value="0" style:font-name-asian="NSimSun" style:font-size-asian="18pt" style:font-weight-asian="bold" style:font-name-complex="Arial" style:font-size-complex="18pt" style:font-weight-complex="bold"/>
    </style:style>
    <style:style style:name="T39" style:family="text">
      <style:text-properties style:font-name="Liberation Serif" fo:font-size="18pt" fo:font-weight="bold" officeooo:rsid="00086e4c" fo:background-color="#b4c7dc" loext:char-shading-value="0" style:font-name-asian="NSimSun" style:font-size-asian="18pt" style:font-weight-asian="bold" style:font-name-complex="Arial" style:font-size-complex="18pt" style:font-weight-complex="bold"/>
    </style:style>
    <style:style style:name="T40" style:family="text">
      <style:text-properties style:font-name="Liberation Serif" fo:font-size="18pt" fo:font-weight="bold" officeooo:rsid="000fad39" fo:background-color="#b4c7dc" loext:char-shading-value="0" style:font-name-asian="NSimSun" style:font-size-asian="18pt" style:font-weight-asian="bold" style:font-name-complex="Arial" style:font-size-complex="18pt" style:font-weight-complex="bold"/>
    </style:style>
    <style:style style:name="T41" style:family="text">
      <style:text-properties fo:color="#c20cb9" loext:opacity="100%" fo:font-weight="bold" loext:padding="0cm" loext:border="none"/>
    </style:style>
    <style:style style:name="T42" style:family="text">
      <style:text-properties officeooo:rsid="000e5f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3">Linux</text:h>
      <text:p text:style-name="Text_20_body"/>
      <text:list xml:id="list4291449994" text:style-name="L1">
        <text:list-item>
          <text:h text:style-name="P21" text:outline-level="2">¿Cómo saber a qué grupos pertenece un usuario?</text:h>
        </text:list-item>
      </text:list>
      <text:p text:style-name="P6"/>
      <text:p text:style-name="P7">En sistemas operativos Linux, los usuarios pueden pertenecer a m<text:span text:style-name="T2">á</text:span>s de un grupo.</text:p>
      <text:p text:style-name="P7"/>
      <text:p text:style-name="P6">Veamos dos formas para saber a que grupos pertenece un usuario:</text:p>
      <text:p text:style-name="P9"/>
      <text:h text:style-name="P1" text:outline-level="2">1) Comando groups:</text:h>
      <text:p text:style-name="P6"/>
      <text:p text:style-name="P6">Ejecutando el comando groups, nos aparecerán los grupos a los que pertenece el usuario actual.</text:p>
      <text:p text:style-name="P6"/>
      <text:p text:style-name="P6">Si ejecutamos groups seguido de un nombre de usuario, veremos los grupos a los que pertenece el usuario indicado.</text:p>
      <text:p text:style-name="P6"/>
      <text:p text:style-name="P6">Ejemplo:</text:p>
      <text:p text:style-name="P6"/>
      <text:p text:style-name="P8">[root@LINUX1 ~]# <text:span text:style-name="T1">groups root</text:span><text:line-break/>root : root bin daemon sys adm disk wheel</text:p>
      <text:p text:style-name="P9"/>
      <text:h text:style-name="P1" text:outline-level="2">2) Comando id:</text:h>
      <text:p text:style-name="P6"/>
      <text:p text:style-name="P6">El comando id, nos muestra información acerca de la identidad del usuario.</text:p>
      <text:p text:style-name="P6"/>
      <text:p text:style-name="P6">Si ejecutamos el comando id, con los parámetros -Gn, conseguiremos obtener la lista de grupos a los que pertenece el usuario.</text:p>
      <text:p text:style-name="P6"/>
      <text:p text:style-name="P6">[root@LINUX1 ~]# <text:span text:style-name="T1">id -Gn root</text:span></text:p>
      <text:p text:style-name="P6">root bin daemon sys adm disk wheel</text:p>
      <text:p text:style-name="P6"/>
      <text:p text:style-name="P6">El parámetro -G, muestra todos los grupos a los que pertenece , mientras que el parámetro -n muestra el nombre en vez del número de grupo.</text:p>
      <text:p text:style-name="Standard"/>
      <text:list xml:id="list164728633918140" text:continue-numbering="true" text:style-name="L1">
        <text:list-item>
          <text:h text:style-name="P20" text:outline-level="2"><text:span text:style-name="T3">C</text:span><text:span text:style-name="T38">omando chown</text:span></text:h>
        </text:list-item>
      </text:list>
      <text:p text:style-name="P30"/>
      <text:p text:style-name="P11"><text:span text:style-name="T7">Por norma general, la persona que crea un archivo o directorio permanece como propietaria de este. No obstante, si hay que cambiar al usuario o grupo propietario en un archivo o directorio, </text:span><text:a xlink:type="simple" xlink:href="https://www.ionos.es/digitalguide/servidores/know-how/linux-una-alternativa-a-windows-de-bajo-coste/" office:target-frame-name="_top" xlink:show="replace" text:style-name="Internet_20_link" text:visited-style-name="Visited_20_Internet_20_Link">Linux</text:a><text:span text:style-name="T9"> </text:span><text:span text:style-name="T7">pone a tu disposición “chown”. Este comando debe su nombre a los términos en inglés “</text:span><text:span text:style-name="Strong_20_Emphasis"><text:span text:style-name="T8">ch</text:span></text:span><text:span text:style-name="T7">ange </text:span><text:span text:style-name="Strong_20_Emphasis"><text:span text:style-name="T8">own</text:span></text:span><text:span text:style-name="T7">er”, esto es, cambiar propietario. </text:span></text:p>
      <text:p text:style-name="P12"><text:soft-page-break/><text:span text:style-name="T7">Para asignar un nuevo propietario a un archivo o directorio, hay que indicar el nuevo propietario en el comando introduciendo el </text:span><text:span text:style-name="Strong_20_Emphasis"><text:span text:style-name="T8">nombre de la persona o su número de identificación</text:span></text:span><text:span text:style-name="T7">. La información relevante a la que accede el comando chown se encuentra en </text:span><text:span text:style-name="Emphasis"><text:span text:style-name="T7">/etc/passwd </text:span></text:span><text:span text:style-name="T7">y </text:span><text:span text:style-name="Emphasis"><text:span text:style-name="T7">/etc/group</text:span></text:span><text:span text:style-name="T7">.</text:span></text:p>
      <text:h text:style-name="P18" text:outline-level="2"><text:span text:style-name="T6">¿Cuál es la sintaxis de chown en Linux?</text:span><text:bookmark text:name="content-cul-es-la-sintaxis-de-chown-en-linux"/><text:a xlink:type="simple" xlink:href="https://www.ionos.es/digitalguide/servidores/configuracion/comando-chown-de-linux/#content-cul-es-la-sintaxis-de-chown-en-linux" text:style-name="Internet_20_link" text:visited-style-name="Visited_20_Internet_20_Link"><text:span text:style-name="T5">¶</text:span></text:a></text:h>
      <text:p text:style-name="P13">El comando chown siempre sigue la misma sintaxis básica:</text:p>
      <text:p text:style-name="P5"><text:span text:style-name="Source_20_Text"><text:span text:style-name="T10">$ </text:span></text:span><text:span text:style-name="Source_20_Text"><text:span text:style-name="T13">chown</text:span></text:span><text:span text:style-name="Source_20_Text"><text:span text:style-name="T10"> </text:span></text:span><text:span text:style-name="Source_20_Text"><text:span text:style-name="T14">[</text:span></text:span><text:span text:style-name="Source_20_Text"><text:span text:style-name="T10">Opciones</text:span></text:span><text:span text:style-name="Source_20_Text"><text:span text:style-name="T14">]</text:span></text:span><text:span text:style-name="Source_20_Text"><text:span text:style-name="T10"> </text:span></text:span><text:span text:style-name="Source_20_Text"><text:span text:style-name="T14">[</text:span></text:span><text:span text:style-name="Source_20_Text"><text:span text:style-name="T10">Usuario</text:span></text:span><text:span text:style-name="Source_20_Text"><text:span text:style-name="T14">]</text:span></text:span><text:span text:style-name="Source_20_Text"><text:span text:style-name="T10"> </text:span></text:span><text:span text:style-name="Source_20_Text"><text:span text:style-name="T14">[</text:span></text:span><text:span text:style-name="Source_20_Text"><text:span text:style-name="T10">:</text:span></text:span><text:span text:style-name="Source_20_Text"><text:span text:style-name="T14">[</text:span></text:span><text:span text:style-name="Source_20_Text"><text:span text:style-name="T10">Grupo</text:span></text:span><text:span text:style-name="Source_20_Text"><text:span text:style-name="T14">]]</text:span></text:span><text:span text:style-name="Source_20_Text"><text:span text:style-name="T10"> Archivo</text:span></text:span></text:p>
      <text:p text:style-name="P17"/>
      <text:p text:style-name="P13">No obstante, hay varias formas de combinar el nombre del nuevo propietario y el grupo. El comando chown permite lo siguiente:</text:p>
      <text:list xml:id="list2698249720" text:style-name="L2">
        <text:list-item>
          <text:p text:style-name="P34"><text:span text:style-name="Strong_20_Emphasis"><text:span text:style-name="T8">nombre_usuario:nombre_grupo</text:span></text:span><text:span text:style-name="T7">: almacena usuario y grupo al mismo tiempo.</text:span></text:p>
        </text:list-item>
        <text:list-item>
          <text:p text:style-name="P34"><text:span text:style-name="Strong_20_Emphasis"><text:span text:style-name="T8">:nombre_grupo</text:span></text:span><text:span text:style-name="T7">: solo se cambia la propiedad del grupo; no el usuario.</text:span></text:p>
        </text:list-item>
        <text:list-item>
          <text:p text:style-name="P34"><text:span text:style-name="Strong_20_Emphasis"><text:span text:style-name="T8">nombre_usuario</text:span></text:span><text:span text:style-name="T7">: solo se cambia al usuario.</text:span></text:p>
        </text:list-item>
        <text:list-item>
          <text:p text:style-name="P34"><text:span text:style-name="Strong_20_Emphasis"><text:span text:style-name="T8">nombre_usuario:</text:span></text:span><text:span text:style-name="T7">: se cambia al usuario; el grupo es el grupo por defecto del usuario registrado.</text:span></text:p>
        </text:list-item>
      </text:list>
      <text:h text:style-name="P18" text:outline-level="2"><text:span text:style-name="T6">¿Qué opciones se pueden usar con comando chown de Linux?</text:span><text:bookmark text:name="content-qu-opciones-se-pueden-usar-con-comando-chown-de-linux"/><text:a xlink:type="simple" xlink:href="https://www.ionos.es/digitalguide/servidores/configuracion/comando-chown-de-linux/#content-qu-opciones-se-pueden-usar-con-comando-chown-de-linux" text:style-name="Internet_20_link" text:visited-style-name="Visited_20_Internet_20_Link"><text:span text:style-name="T5">¶</text:span></text:a></text:h>
      <text:p text:style-name="P13">Hay varias opciones con las que puedes personalizar el modo de funcionar del comando. Estas son las más importantes:</text:p>
      <text:list xml:id="list1981719543" text:style-name="L3">
        <text:list-item>
          <text:p text:style-name="P35"><text:span text:style-name="Strong_20_Emphasis"><text:span text:style-name="T8">-c o –changes</text:span></text:span><text:span text:style-name="T7">: con esta opción solo se muestras los archivos en los que se ha cambiado el propietario.</text:span></text:p>
        </text:list-item>
        <text:list-item>
          <text:p text:style-name="P35"><text:span text:style-name="Strong_20_Emphasis"><text:span text:style-name="T8">-f o –force</text:span></text:span><text:span text:style-name="T7">: si utilizas esta opción, se ocultan los mensajes de error sobre intentos de cambio fallidos.</text:span></text:p>
        </text:list-item>
        <text:list-item>
          <text:p text:style-name="P35"><text:span text:style-name="Strong_20_Emphasis"><text:span text:style-name="T8">-R o –recursive</text:span></text:span><text:span text:style-name="T7">: con esta opción puedes asegurarte de que la ejecución del comando chown también se aplica a los subdirectorios.</text:span></text:p>
        </text:list-item>
        <text:list-item>
          <text:p text:style-name="P35"><text:span text:style-name="Strong_20_Emphasis"><text:span text:style-name="T8">-v o –verbose</text:span></text:span><text:span text:style-name="T7">: con esta opción, puedes ver lo que el comando chown está haciendo en un momento concreto.</text:span></text:p>
        </text:list-item>
      </text:list>
      <text:h text:style-name="P18" text:outline-level="2"><text:span text:style-name="T6">Ejemplos para el comando chown de Linux</text:span><text:bookmark text:name="content-ejemplos-para-el-comando-chown-de-linux"/><text:a xlink:type="simple" xlink:href="https://www.ionos.es/digitalguide/servidores/configuracion/comando-chown-de-linux/#content-ejemplos-para-el-comando-chown-de-linux" text:style-name="Internet_20_link" text:visited-style-name="Visited_20_Internet_20_Link"><text:span text:style-name="T5">¶</text:span></text:a></text:h>
      <text:p text:style-name="P13">Descubre algunos ejemplos de cómo se usa el comando chown de Linux para que te puedas hacer una idea precisa:</text:p>
      <text:p text:style-name="P5"><text:span text:style-name="Source_20_Text"><text:span text:style-name="T10">$ </text:span></text:span><text:span text:style-name="Source_20_Text"><text:span text:style-name="T13">chown</text:span></text:span><text:span text:style-name="Source_20_Text"><text:span text:style-name="T10"> Ana archivodeejemplo.txt</text:span></text:span></text:p>
      <text:p text:style-name="P17"/>
      <text:p text:style-name="P10"><text:span text:style-name="T7">Con este comando, Ana se convierte en la nueva propietaria del archivo </text:span><text:span text:style-name="Emphasis"><text:span text:style-name="T7">archivodeejemplo.txt</text:span></text:span><text:span text:style-name="T7">.</text:span></text:p>
      <text:p text:style-name="P5"><text:soft-page-break/><text:span text:style-name="Source_20_Text"><text:span text:style-name="T10">$ </text:span></text:span><text:span text:style-name="Source_20_Text"><text:span text:style-name="T13">chown</text:span></text:span><text:span text:style-name="Source_20_Text"><text:span text:style-name="T10"> </text:span></text:span><text:span text:style-name="Source_20_Text"><text:span text:style-name="T15">$USER</text:span></text:span><text:span text:style-name="Source_20_Text"><text:span text:style-name="T10"> archivodeejemplo.txt</text:span></text:span></text:p>
      <text:p text:style-name="P17"/>
      <text:p text:style-name="P10"><text:span text:style-name="T7">El usuario actual se convierte en propietario del archivo </text:span><text:span text:style-name="Emphasis"><text:span text:style-name="T7">archivodeejemplo.txt</text:span></text:span><text:span text:style-name="T7">.</text:span></text:p>
      <text:p text:style-name="P5"><text:span text:style-name="Source_20_Text"><text:span text:style-name="T10">$ </text:span></text:span><text:span text:style-name="Source_20_Text"><text:span text:style-name="T13">chown</text:span></text:span><text:span text:style-name="Source_20_Text"><text:span text:style-name="T10"> -cR Ana:Datos /medi</text:span></text:span><text:span text:style-name="Source_20_Text"><text:span text:style-name="T11">a</text:span></text:span><text:span text:style-name="Source_20_Text"><text:span text:style-name="T10">/documents</text:span></text:span></text:p>
      <text:p text:style-name="P17"/>
      <text:p text:style-name="P10"><text:span text:style-name="T7">Ana se convierte en propietaria del directorio </text:span><text:span text:style-name="Emphasis"><text:span text:style-name="T7">/media/documents </text:span></text:span><text:span text:style-name="T7">y de todos los subdirectorios asociados. Además, los directorios y las subcarpetas se transfieren al grupo “Datos”.</text:span></text:p>
      <text:list xml:id="list164727677071247" text:continue-list="list164728633918140" text:style-name="L1">
        <text:list-item>
          <text:h text:style-name="P22" text:outline-level="2"><text:span text:style-name="T3">C</text:span><text:span text:style-name="T38">omando ch</text:span><text:span text:style-name="T39">grp</text:span></text:h>
        </text:list-item>
      </text:list>
      <text:p text:style-name="P31"/>
      <text:p text:style-name="P16"/>
      <text:p text:style-name="P14"><text:span text:style-name="Strong_20_Emphasis"><text:span text:style-name="T17">El comando ‘chgrp’ en Linux se utiliza para cambiar el grupo de un archivo o directorio. La sintaxis básica de este comando es la siguiente:</text:span></text:span></text:p>
      <text:p text:style-name="P3"><text:span text:style-name="Source_20_Text"><text:span text:style-name="T16">chgrp</text:span></text:span><text:span text:style-name="Source_20_Text"><text:span text:style-name="T18"> [opciones] grupo archivo/directorio</text:span></text:span></text:p>
      <text:p text:style-name="P4">Donde "grupo" es el nombre del grupo al que se desea cambiar y "archivo/directorio" es el archivo o directorio al que se le desea cambiar el grupo. Es importante destacar que solo el usuario root o el propietario del archivo o directorio pueden cambiar el grupo.</text:p>
      <text:h text:style-name="P2" text:outline-level="2"><text:span text:style-name="Source_20_Text"><text:span text:style-name="T18"/></text:span></text:h>
      <text:p text:style-name="P4">El comando ‘chgrp’ en Linux también cuenta con opciones avanzadas que permiten realizar cambios más específicos en los grupos. Algunas de las opciones más comunes incluyen:</text:p>
      <text:p text:style-name="P4"/>
      <text:list xml:id="list1208454973" text:style-name="L4">
        <text:list-header>
          <text:p text:style-name="P36">‘<text:span text:style-name="T4">-R’: Cambiar recursivamente el grupo de un directorio y todos sus subdirectorios y archivos.</text:span></text:p>
          <text:p text:style-name="P36">‘<text:span text:style-name="T4">-h’: Cambiar el grupo de los enlaces simbólicos en lugar del archivo o directorio al que están enlazados.</text:span></text:p>
          <text:p text:style-name="P36">‘–<text:span text:style-name="T4">from’: Cambiar el grupo solo si ya pertenece a un grupo específico.</text:span></text:p>
          <text:p text:style-name="P36">‘–<text:span text:style-name="T4">reference’: Cambiar el grupo de un archivo o directorio basado en las propiedades de otro archivo o directorio.</text:span></text:p>
          <text:p text:style-name="P38"/>
        </text:list-header>
      </text:list>
      <text:p text:style-name="P4">Estas opciones permiten un mayor control sobre los cambios de grupo y pueden ser útiles en situaciones más complejas.</text:p>
      <text:p text:style-name="P4"/>
      <text:p text:style-name="P41"><text:span text:style-name="T21">De cualquiera de las siguientes maneras, se puede </text:span><text:span text:style-name="T24">cambia la propiedad del grupo de un archivo:</text:span></text:p>
      <text:p text:style-name="P27"><text:span text:style-name="T41">chown</text:span> :david misnotas <text:s/></text:p>
      <text:list xml:id="list1414750227" text:style-name="L5">
        <text:list-header>
          <text:p text:style-name="P28"><text:span text:style-name="T41">chgrp</text:span> david misnotas</text:p>
        </text:list-header>
      </text:list>
      <text:p text:style-name="P15"/>
      <text:p text:style-name="P15"/>
      <text:list xml:id="list164727870407205" text:continue-list="list164727677071247" text:style-name="L1">
        <text:list-item>
          <text:h text:style-name="P23" text:outline-level="2"><text:span text:style-name="T3">C</text:span><text:span text:style-name="T38">omando </text:span><text:span text:style-name="T40">newgrp</text:span></text:h>
        </text:list-item>
      </text:list>
      <text:p text:style-name="P32"/>
      <text:p text:style-name="P40"><text:span text:style-name="T36"><text:tab/>El comando </text:span><text:span text:style-name="Strong_20_Emphasis"><text:span text:style-name="T37">newgrp </text:span></text:span><text:span text:style-name="T36">permite a un usuario anular el grupo primario actual. Puede ser útil cuando trabajamos en un directorio donde todos los archivos deben tener la misma propiedad de grupo. Supongamos que tenemos un directorio llamado compartir en su servidor de intranet donde diferentes equipos almacenan fotos de marketing. El grupo es «share». A medida que diferentes </text:span><text:soft-page-break/><text:span text:style-name="T36">usuarios colocan archivos en el directorio, los grupos principales de los archivos pueden confundirse. Cada vez que se agregan nuevos archivos, podemos ejecutar </text:span><text:span text:style-name="Strong_20_Emphasis"><text:span text:style-name="T37">chgrp </text:span></text:span><text:span text:style-name="T36">para corregir cualquier confusión configurando el grupo para compartir.</text:span></text:p>
      <text:p text:style-name="P39">Esto cambia su grupo primario para compartir, por lo que todos los archivos que colocan en el directorio tendrán automáticamente el grupo compartido, en lugar del grupo primario del usuario. Una vez que hayan terminado, los usuarios pueden volver a su grupo principal habitual con (por ejemplo):</text:p>
      <text:list xml:id="list209736356" text:style-name="L6">
        <text:list-header>
          <text:p text:style-name="P25">newgrp arnau</text:p>
        </text:list-header>
      </text:list>
      <text:p text:style-name="P26"/>
      <text:p text:style-name="P29">(Ver también en el pdf completo Usuarios y Grupos. Permisos)</text:p>
      <text:h text:style-name="P24" text:outline-level="3"/>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Monaco, 'Andale Mono', 'Ubuntu Mono', monospace"/>
    <style:font-face style:name="Consolas1" svg:font-family="Consolas, Monaco, 'Lucida Console', monospace"/>
    <style:font-face style:name="Helvetica Neue" svg:font-family="'Helvetica Neue', Helvetica, Arial, sans-serif"/>
    <style:font-face style:name="Monaco" svg:font-family="Monaco, Consolas, 'Andale Mono', 'DejaVu Sans Mono', monospace"/>
    <style:font-face style:name="OpenSansRegular" svg:font-family="OpenSansRegular, Arial, Helvetica, sans-serif"/>
    <style:font-face style:name="Roboto Slab" svg:font-family="'Roboto Slab', Arial, sans-serif"/>
    <style:font-face style:name="Source Serif Pro" svg:font-family="'Source Serif Pro', serif"/>
    <style:font-face style:name="Verdana" svg:font-family="Verdana,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7T17:03:37.591000000</meta:creation-date>
    <dc:date>2024-02-08T16:47:26.862000000</dc:date>
    <meta:editing-duration>PT28M48S</meta:editing-duration>
    <meta:editing-cycles>10</meta:editing-cycles>
    <meta:generator>LibreOffice/7.0.1.2$Windows_X86_64 LibreOffice_project/7cbcfc562f6eb6708b5ff7d7397325de9e764452</meta:generator>
    <meta:document-statistic meta:table-count="0" meta:image-count="0" meta:object-count="0" meta:page-count="4" meta:paragraph-count="59" meta:word-count="915" meta:character-count="5560" meta:non-whitespace-character-count="4718"/>
  </office:meta>
</office:document-meta>
</file>